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3d3d7"/>
    </style:style>
    <style:style style:name="P2" style:family="paragraph" style:parent-style-name="Standard">
      <style:text-properties officeooo:rsid="000f11ce"/>
    </style:style>
    <style:style style:name="P3" style:family="paragraph" style:parent-style-name="Standard">
      <style:paragraph-properties fo:text-align="start" style:justify-single-word="false"/>
      <style:text-properties fo:font-size="18pt" officeooo:rsid="0013d3d7" officeooo:paragraph-rsid="0013d3d7" style:font-size-asian="18pt" style:font-size-complex="18pt"/>
    </style:style>
    <style:style style:name="P4" style:family="paragraph" style:parent-style-name="Standard">
      <style:paragraph-properties fo:text-align="center" style:justify-single-word="false"/>
      <style:text-properties style:font-name="Times New Roman1" fo:font-size="25pt" officeooo:paragraph-rsid="0013d3d7" style:font-size-asian="25pt" style:font-size-complex="25pt"/>
    </style:style>
    <style:style style:name="P5" style:family="paragraph" style:parent-style-name="Standard">
      <style:paragraph-properties fo:text-align="end" style:justify-single-word="false"/>
      <style:text-properties style:font-name="Times New Roman1" fo:font-size="22pt" officeooo:paragraph-rsid="0013d3d7" style:font-size-asian="22pt" style:font-size-complex="22pt"/>
    </style:style>
    <style:style style:name="P6" style:family="paragraph" style:parent-style-name="Standard">
      <style:paragraph-properties fo:text-align="end" style:justify-single-word="false"/>
      <style:text-properties style:font-name="Times New Roman1" fo:font-size="18pt" officeooo:paragraph-rsid="0013d3d7" style:font-size-asian="18pt" style:font-size-complex="18pt"/>
    </style:style>
    <style:style style:name="P7" style:family="paragraph" style:parent-style-name="Standard">
      <style:paragraph-properties fo:text-align="end" style:justify-single-word="false"/>
      <style:text-properties style:font-name="Times New Roman1" fo:font-size="18pt" officeooo:rsid="0013d3d7" officeooo:paragraph-rsid="0013d3d7" style:font-size-asian="18pt" style:font-size-complex="18pt"/>
    </style:style>
    <style:style style:name="P8" style:family="paragraph" style:parent-style-name="Standard">
      <style:paragraph-properties fo:text-align="start" style:justify-single-word="false"/>
      <style:text-properties style:font-name="Times New Roman1" fo:font-size="14pt" officeooo:rsid="0013d3d7" officeooo:paragraph-rsid="0013d3d7" style:font-size-asian="12.25pt" style:font-size-complex="14pt"/>
    </style:style>
    <style:style style:name="P9" style:family="paragraph" style:parent-style-name="Standard">
      <style:paragraph-properties fo:text-align="start" style:justify-single-word="false"/>
      <style:text-properties style:font-name="Times New Roman1" fo:font-size="14pt" officeooo:rsid="0013d82e" officeooo:paragraph-rsid="0013d82e" style:font-size-asian="12.25pt" style:font-size-complex="14pt"/>
    </style:style>
    <style:style style:name="P10" style:family="paragraph" style:parent-style-name="Standard">
      <style:paragraph-properties fo:text-align="start" style:justify-single-word="false"/>
      <style:text-properties style:font-name="Times New Roman1" fo:font-size="14pt" officeooo:rsid="00157a6d" officeooo:paragraph-rsid="00157a6d" style:font-size-asian="12.25pt" style:font-size-complex="14pt"/>
    </style:style>
    <style:style style:name="P1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53953" officeooo:paragraph-rsid="00157a6d" style:font-size-asian="14pt" style:font-style-asian="normal" style:font-weight-asian="bold" style:font-size-complex="14pt" style:font-style-complex="normal" style:font-weight-complex="bold"/>
    </style:style>
    <style:style style:name="P12" style:family="paragraph" style:parent-style-name="Standard" style:master-page-name="">
      <loext:graphic-properties draw:fill="none"/>
      <style:paragraph-properties fo:margin-left="-0.1866in" fo:margin-right="-0.3118in" fo:text-indent="0in" style:auto-text-indent="false" style:page-number="auto" fo:background-color="transparent"/>
      <style:text-properties officeooo:paragraph-rsid="0013d3d7"/>
    </style:style>
    <style:style style:name="P13"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paragraph-rsid="00157a6d"/>
    </style:style>
    <style:style style:name="P14"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rsid="0013c364" officeooo:paragraph-rsid="00157a6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2a281" officeooo:paragraph-rsid="00157a6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53953" officeooo:paragraph-rsid="00157a6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0a59" officeooo:paragraph-rsid="00190a59"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0ff9" officeooo:paragraph-rsid="00190ff9"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f263" officeooo:paragraph-rsid="0019f263"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af02f" officeooo:paragraph-rsid="001af02f"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bf752" officeooo:paragraph-rsid="001bf752"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c0284" officeooo:paragraph-rsid="001c0284"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405d" officeooo:paragraph-rsid="001d405d"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405d" officeooo:paragraph-rsid="001ddd8c"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dd8c" officeooo:paragraph-rsid="001ddd8c"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4a3" officeooo:paragraph-rsid="001f64a3"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4a3" officeooo:paragraph-rsid="001f69d3"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9d3" officeooo:paragraph-rsid="001f69d3"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9d3" officeooo:paragraph-rsid="0020d2fb"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0d2fb" officeooo:paragraph-rsid="0020d2fb" style:font-size-asian="14pt" style:font-style-asian="normal" style:font-weight-asian="bold" style:font-size-complex="14pt" style:font-style-complex="normal" style:font-weight-complex="bold"/>
    </style:style>
    <style:style style:name="P31"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paragraph-rsid="00157a6d" style:font-size-asian="14pt" style:font-style-asian="normal" style:font-weight-asian="bold" style:font-size-complex="14pt" style:font-style-complex="normal" style:font-weight-complex="bold"/>
    </style:style>
    <style:style style:name="T1" style:family="text">
      <style:text-properties officeooo:rsid="0018d83e"/>
    </style:style>
    <style:style style:name="T2" style:family="text">
      <style:text-properties officeooo:rsid="0013d3d7"/>
    </style:style>
    <style:style style:name="T3" style:family="text">
      <style:text-properties style:font-name="Times New Roman1" fo:font-size="14pt" style:font-size-asian="12.25pt" style:font-size-complex="14pt"/>
    </style:style>
    <style:style style:name="T4" style:family="text">
      <style:text-properties style:font-name="Times New Roman1" fo:font-size="14pt" officeooo:rsid="0013d82e" style:font-size-asian="12.25pt" style:font-size-complex="14pt"/>
    </style:style>
    <style:style style:name="T5" style:family="text">
      <style:text-properties officeooo:rsid="00157a6d"/>
    </style:style>
    <style:style style:name="T6" style:family="text">
      <style:text-properties fo:font-variant="normal" fo:text-transform="none" fo:color="#000000" style:font-name="Times New Roman" fo:letter-spacing="normal" fo:font-style="normal" fo:font-weight="normal" officeooo:rsid="0013c364" style:font-size-asian="14pt" style:font-style-asian="normal" style:font-weight-asian="bold" style:font-style-complex="normal" style:font-weight-complex="bold"/>
    </style:style>
    <style:style style:name="T7" style:family="text">
      <style:text-properties fo:font-variant="normal" fo:text-transform="none" fo:color="#000000" style:font-name="Times New Roman" fo:letter-spacing="normal" fo:font-style="normal" fo:font-weight="normal" officeooo:rsid="0012a281" style:font-size-asian="14pt" style:font-style-asian="normal" style:font-weight-asian="bold" style:font-style-complex="normal" style:font-weight-complex="bold"/>
    </style:style>
    <style:style style:name="T8" style:family="text">
      <style:text-properties style:font-size-asian="14pt" style:font-style-asian="normal" style:font-size-complex="14pt" style:font-style-complex="normal"/>
    </style:style>
    <style:style style:name="T9" style:family="text">
      <style:text-properties style:font-size-asian="14pt" style:font-style-asian="normal" style:font-weight-asian="bold" style:font-size-complex="14pt" style:font-style-complex="normal" style:font-weight-complex="bold"/>
    </style:style>
    <style:style style:name="T10" style:family="text">
      <style:text-properties officeooo:rsid="0013c364" style:font-size-asian="14pt" style:font-style-asian="normal" style:font-weight-asian="bold" style:font-size-complex="14pt" style:font-style-complex="normal" style:font-weight-complex="bold"/>
    </style:style>
    <style:style style:name="T11" style:family="text">
      <style:text-properties officeooo:rsid="0017333f"/>
    </style:style>
    <style:style style:name="T12" style:family="text">
      <style:text-properties officeooo:rsid="00190ff9"/>
    </style:style>
    <style:style style:name="T13" style:family="text">
      <style:text-properties officeooo:rsid="0019f263"/>
    </style:style>
    <style:style style:name="T14" style:family="text">
      <style:text-properties officeooo:rsid="001af02f"/>
    </style:style>
    <style:style style:name="T15" style:family="text">
      <style:text-properties officeooo:rsid="001bf752"/>
    </style:style>
    <style:style style:name="T16" style:family="text">
      <style:text-properties officeooo:rsid="001ddd8c"/>
    </style:style>
    <style:style style:name="T17" style:family="text">
      <style:text-properties officeooo:rsid="001f64a3"/>
    </style:style>
    <style:style style:name="T18" style:family="text">
      <style:text-properties officeooo:rsid="001f69d3"/>
    </style:style>
    <style:style style:name="T19" style:family="text">
      <style:text-properties officeooo:rsid="0020d2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4">Отчет по <text:span text:style-name="T1">1</text:span> лабораторной работе</text:p>
      <text:p text:style-name="P4">По дисциплине «Типы и структуры данных»</text:p>
      <text:p text:style-name="P4"/>
      <text:p text:style-name="P5">Подготовил <text:span text:style-name="T2">Пересторонин Павел</text:span></text:p>
      <text:p text:style-name="P5">Группа ИУ7-3<text:span text:style-name="T1">3</text:span>Б</text:p>
      <text:p text:style-name="P5">Вариант <text:span text:style-name="T1">15</text:span></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7">07.09.2019</text:p>
      <text:p text:style-name="P8"/>
      <text:p text:style-name="P8"><text:soft-page-break/>1. Цель работы.</text:p>
      <text:p text:style-name="P8"/>
      <text:p text:style-name="P3"><text:span text:style-name="T3">Цель работы: реализовать интерфейс для работы (</text:span><text:span text:style-name="T4">обработка и деление)</text:span><text:span text:style-name="T3"> с числами повышенной точности (30 значащих разрядов) и высоких порядков (порядок находится в диапазоне от -99999 до +99999)</text:span></text:p>
      <text:p text:style-name="P8"/>
      <text:p text:style-name="P8"/>
      <text:p text:style-name="P9">2. Техническое задание.</text:p>
      <text:p text:style-name="P9"/>
      <text:p text:style-name="P9"/>
      <text:p text:style-name="P9">Введение.</text:p>
      <text:p text:style-name="P9"/>
      <text:p text:style-name="P9">Наименование программы: Обработка и деление чисел повышенной точности и порядка.</text:p>
      <text:p text:style-name="P9">Характеристика области применения: Применяется в учебных целях в МГТУ им. Н.Э.Баумана.</text:p>
      <text:p text:style-name="P9">Сроки исполнения: 0<text:span text:style-name="T11">2</text:span>.09.2019 – 1<text:span text:style-name="T11">6</text:span>.09.2019 (2 недели)</text:p>
      <text:p text:style-name="P9"/>
      <text:p text:style-name="P9"/>
      <text:p text:style-name="P9">Основание для разработки.</text:p>
      <text:p text:style-name="P9"/>
      <text:p text:style-name="P9">Заказчик: Силантьева Александра Васильевна (Преподаватель по дисциплине “Типы и Структуры Данных” в МГТУ им. Н.Э.Баумана).</text:p>
      <text:p text:style-name="P9">Исполнитель: Пересторонин Павел (студент группы ИУ7-33Б МГТУ им. Баумана).</text:p>
      <text:p text:style-name="P9">Основание: Учебный процесс.</text:p>
      <text:p text:style-name="P9"/>
      <text:p text:style-name="P9"/>
      <text:p text:style-name="P9">Назначение разработки.</text:p>
      <text:p text:style-name="P9"/>
      <text:p text:style-name="P10">Общая концепция системы: Пользователи – студенты и (-или) сотрудники МГТУ им. Н.Э.Баумана.</text:p>
      <text:p text:style-name="P10"/>
      <text:p text:style-name="P10">Функциональное назначение: Программа предоставляет интерфейс работы с числами, точностью в 30 знаков, находящихся в диапазоне [-10^99999; 10^99999] (интерфейс предоставляется в виде “мантисса + порядок”)</text:p>
      <text:p text:style-name="P10"/>
      <text:p text:style-name="P10"/>
      <text:p text:style-name="P10">Требования к программе.</text:p>
      <text:p text:style-name="P10"/>
      <text:p text:style-name="P10">1<text:span text:style-name="T6">1) </text:span><text:span text:style-name="T7">Программа должна осуществлять ввод чисел в указанном диапазоне значений и выдавать результат в нормализованной форме ±0.m1 Е ±K1, где число m1 определено до 30 значащих цифр, число K1 – до 5 цифр.</text:span></text:p>
      <text:p text:style-name="P15"/>
      <text:p text:style-name="P13"><text:soft-page-break/><text:span text:style-name="T10">2) </text:span><text:span text:style-name="T8">При невозможности произвести вычисления должно выдаваться соответствующее сообщение.</text:span></text:p>
      <text:p text:style-name="P13"><text:span text:style-name="T10">3) </text:span><text:span text:style-name="T9">При наличии десятичной точки в числе возможны следующие варианты его представления: .00025, +123001., –123.456. Также допускается представление числа в экспоненциальной форме: 1234567 Е –20, 1234567 Е 20 или 123.4567 Е23. В программе должна быть реализована возможность ввода чисел в любом из перечисленных представлений.</text:span></text:p>
      <text:p text:style-name="P13"><text:span text:style-name="T10">4) </text:span><text:span text:style-name="T9">Результат при выдаче на печать должен быть нормализован в виде:</text:span></text:p>
      <text:p text:style-name="P31">знак 0.мантисса E знак порядок.</text:p>
      <text:p text:style-name="P13"><text:span text:style-name="T10">5) </text:span><text:span text:style-name="T9">Если при умножении или делении чисел длина мантиссы стала больше 30 знаков, то необходимо произвести округление</text:span><text:span text:style-name="T10">.</text:span></text:p>
      <text:p text:style-name="P14">6<text:span text:style-name="T5">) У</text:span>добный <text:span text:style-name="T5">и интуитивно понятный </text:span>интерфейс.</text:p>
      <text:p text:style-name="P11">7) Программа не должна завершаться аварийно.</text:p>
      <text:p text:style-name="P11"/>
      <text:p text:style-name="P11"/>
      <text:p text:style-name="P17">Требования к функциональным характеристикам.</text:p>
      <text:p text:style-name="P17"/>
      <text:p text:style-name="P17">Тип входных данных: 2 Действительных числа (<text:span text:style-name="T12">точности и диапазона описанных выше)</text:span></text:p>
      <text:p text:style-name="P18">Тип выходных данных: Действительное число (с теми же параметрами)</text:p>
      <text:p text:style-name="P18">Задачи программы: производить деление чисел заданных корретно и выдавать сообщение об ошибке в обратном случае</text:p>
      <text:p text:style-name="P18">Способ обращения к программе: Запуск программы из папки хранения и ввод 2 действительных чисел в соотстветствующем формате.</text:p>
      <text:p text:style-name="P18"/>
      <text:p text:style-name="P18">Структура данных.</text:p>
      <text:p text:style-name="P18">Для хранения данных я выбрал СД, содержащую 4 поля:</text:p>
      <text:p text:style-name="P18">1) Знак мантиссы (битовое поле: 1 – минус, 0 - плюс)</text:p>
      <text:p text:style-name="P18">2) Массив из 32 символов (для записи и хранения мантиссы: 30 элементов под значащие числа и еще 2 – для “сырой” мантиссы (то есть до еще не приведенной к нужному виду и содержащей в своей записи точку и знак))</text:p>
      <text:p text:style-name="P18">3) Целое число в диапазоне [-2^17; 2^17], для хранения значения порядка (диапазон сужен относительно обычного целочисленного типа в Си в целях экономии памяти (снижен за счет битовых полей структуры Си))</text:p>
      <text:p text:style-name="P18">4) <text:span text:style-name="T13">Флаг корректности числа (задается значение 1, если число некорректно (например, если получено в результате деления очень большого числа на очень маленькое, в следствие чего порядок стал недопустимым)</text:span></text:p>
      <text:p text:style-name="P18"/>
      <text:p text:style-name="P19">Алгоритм (полный алгоритм работы программы).</text:p>
      <text:p text:style-name="P19"><text:soft-page-break/>1) После ввода числа функция проверки корректности проверяет правильность ввода: в случае, если <text:span text:style-name="T14">ввод неправильный, то число запрашивается второй раз. Сам алгоритм проверки работает таким образом: пробегаясь по строке он находится в так называемых “стадиях ожидания” и проверяет соответствие входящего символа с ожидаемым. Таким образом в начале ожидается знак/число/точка/Е и в зависимости от входа опреляется следующая стадия ожидания (подробности можно посмотреть в коде, все стадии описаны) или же, в случае несоответствия, определяется некорректность числа.</text:span></text:p>
      <text:p text:style-name="P20">2) После проверки корректности число переходит к функции приведения к нужной СД. Она работает предельно просто (считывает поэтапно: знак – значение – Е – знак – значение)</text:p>
      <text:p text:style-name="P20">3) Далее в работу вступает функция деления. Принцип работы такой же, как при делении в столбик: <text:span text:style-name="T15">в случае, если делимое меньше, чем делитель, записываем в соответствующий разряд результата нуль и сдвигаем делимое на разряд влево. Далее, в случае, если делимое больше делителя выполняем вычитание максимально возможное кол-во раз (ограничение: делимое должно оставаться положительным числом). Выполняем эти шаги 30 раз или пока делимое не обнулиться (следствие того, что числа поделились без остатка). Порядок вычисляется путем вычитания порядка делителя из порядка делимого (этот шаг делается аккуратно с проверкой, не выйдет ли порядок за область значений)</text:span></text:p>
      <text:p text:style-name="P20"/>
      <text:p text:style-name="P21">Тесты.</text:p>
      <text:p text:style-name="P21"/>
      <text:p text:style-name="P22">1. Тепличные тесты.</text:p>
      <text:p text:style-name="P22"/>
      <text:p text:style-name="P22">1.1. Числа в обычной форме.</text:p>
      <text:p text:style-name="P22"/>
      <text:p text:style-name="P23">1.1.1. Деление положительного числа на положительное (4.<text:span text:style-name="T16">2</text:span> / 2 = <text:span text:style-name="T16">0.21Е1</text:span>)</text:p>
      <text:p text:style-name="P23">1.1.2. Деление с наличием одного отрицательного числа (2 / (-1) = -<text:span text:style-name="T16">0.</text:span>2<text:span text:style-name="T16">Е1</text:span>)</text:p>
      <text:p text:style-name="P23">1.1.3. Деление <text:span text:style-name="T16">2 отрицательных чисел ((-1.6) / (-0.8) = 0.2Е1)</text:span></text:p>
      <text:p text:style-name="P23"/>
      <text:p text:style-name="P23">1.2. Числа в экспоненциальной форме.</text:p>
      <text:p text:style-name="P25"/>
      <text:p text:style-name="P24">1.<text:span text:style-name="T16">2</text:span>.1. Деление <text:span text:style-name="T16">2 положительных чисел </text:span>(4.<text:span text:style-name="T16">2Е-11</text:span> / 2<text:span text:style-name="T16">Е1</text:span> = 0.<text:span text:style-name="T16">2Е-12</text:span>)</text:p>
      <text:p text:style-name="P24">1.<text:span text:style-name="T16">2</text:span>.2. Деление с <text:span text:style-name="T16">одним</text:span> отрицательн<text:span text:style-name="T16">ым </text:span>числ<text:span text:style-name="T16">ом </text:span>(2<text:span text:style-name="T16">Е2</text:span> / (-1<text:span text:style-name="T16">Е22</text:span>) = -<text:span text:style-name="T16">0.2Е21</text:span>)</text:p>
      <text:p text:style-name="P24">1.<text:span text:style-name="T16">2</text:span>.3. Деление <text:span text:style-name="T16">2 отрицательных чисел ((-1.6Е12) / (-0.8Е55) = 0.2Е-32)</text:span></text:p>
      <text:p text:style-name="P23"/>
      <text:p text:style-name="P23">2. Граничные тесты.</text:p>
      <text:p text:style-name="P23"/>
      <text:p text:style-name="P26">2.1. Деление на нуль (2 / 0 = ошибка)</text:p>
      <text:p text:style-name="P26">2.2. Деление, результат которого – периодическая дробь</text:p>
      <text:p text:style-name="P26">(1000 / 1001 = 0.999000999000999000999000999001 (произошло округление))</text:p>
      <text:p text:style-name="P26">2.3. Деление нуля (0 / 2 = 0.0)</text:p>
      <text:p text:style-name="P27">2.4. Деление <text:span text:style-name="T18">с результатом минимального порядка</text:span></text:p>
      <text:p text:style-name="P27">(<text:span text:style-name="T18">33Е-3 / 3Е99998 = 0.11Е-99999)</text:span></text:p>
      <text:p text:style-name="P28"><text:soft-page-break/>2.5.<text:span text:style-name="T17"> Деление </text:span>с результатом максимального порядка</text:p>
      <text:p text:style-name="P28"><text:span text:style-name="T17">(</text:span>0.33Е6000 / 3Е-93999 = 0.11Е-99999)</text:p>
      <text:p text:style-name="P29">2.6. Деление <text:span text:style-name="T19">с надобностью последующего округления (более 1 разряда)</text:span></text:p>
      <text:p text:style-name="P29">(100000000000000000000000000000 / 100000000000000000000000000001 =</text:p>
      <text:p text:style-name="P28">= <text:span text:style-name="T19">ДОБАВИТЬ)</text:span></text:p>
      <text:p text:style-name="P30">2.7. Деление c наличием мантиссы максимальной длины</text:p>
      <text:p text:style-name="P30">(0.999999999999999999999999999999 / 3 =</text:p>
      <text:p text:style-name="P30">= 0.333333333333333333333333333333)</text:p>
      <text:p text:style-name="P30">2.8.</text:p>
      <text:p text:style-name="P28"/>
      <text:p text:style-name="P26"/>
      <text:p text:style-name="P23">3. Запредельные тесты.</text:p>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2:06:15.074396439</meta:creation-date>
    <dc:date>2019-09-08T15:31:11.885016353</dc:date>
    <meta:editing-duration>PT1H30M24S</meta:editing-duration>
    <meta:editing-cycles>3</meta:editing-cycles>
    <meta:generator>LibreOffice/6.0.7.3$Linux_X86_64 LibreOffice_project/00m0$Build-3</meta:generator>
    <meta:document-statistic meta:table-count="0" meta:image-count="0" meta:object-count="0" meta:page-count="5" meta:paragraph-count="71" meta:word-count="813" meta:character-count="5836" meta:non-whitespace-character-count="5084"/>
  </office:meta>
</office:document-meta>
</file>